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CJK SC2" svg:font-family="'Noto Sans CJK SC', 'Microsoft YaHei', sans-serif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Heading_20_2">
      <style:paragraph-properties fo:margin-left="0cm" fo:margin-right="0cm" fo:margin-top="0cm" fo:margin-bottom="0.741cm" style:contextual-spacing="false" fo:keep-together="always" fo:text-indent="0cm" style:auto-text-indent="false"/>
    </style:style>
    <style:style style:name="P3" style:family="paragraph" style:parent-style-name="Text_20_body">
      <style:paragraph-properties fo:margin-left="0.423cm" fo:margin-right="0.423cm" fo:margin-top="0.423cm" fo:margin-bottom="0.423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741cm" style:contextual-spacing="false" fo:text-align="center" style:justify-single-word="false" fo:text-indent="0cm" style:auto-text-indent="false"/>
      <style:text-properties fo:color="#666666" loext:opacity="100%"/>
    </style:style>
    <style:style style:name="P5" style:family="paragraph" style:parent-style-name="Text_20_body">
      <style:paragraph-properties fo:margin-left="0cm" fo:margin-right="0cm" fo:margin-top="0cm" fo:margin-bottom="0.318cm" style:contextual-spacing="false" fo:keep-together="always" fo:text-indent="0cm" style:auto-text-indent="false"/>
      <style:text-properties fo:color="#666666" loext:opacity="100%"/>
    </style:style>
    <style:style style:name="P6" style:family="paragraph" style:parent-style-name="Text_20_body" style:list-style-name="L1">
      <style:paragraph-properties fo:margin-top="0cm" fo:margin-bottom="0.741cm" style:contextual-spacing="false" fo:keep-together="always"/>
    </style:style>
    <style:style style:name="P7" style:family="paragraph" style:parent-style-name="Text_20_body">
      <style:paragraph-properties fo:margin-top="0cm" fo:margin-bottom="0.741cm" style:contextual-spacing="false" fo:keep-together="always"/>
    </style:style>
    <style:style style:name="P8" style:family="paragraph" style:parent-style-name="Text_20_body" style:list-style-name="L2">
      <style:paragraph-properties fo:margin-top="0cm" fo:margin-bottom="0.741cm" style:contextual-spacing="false" fo:keep-together="always"/>
    </style:style>
    <style:style style:name="P9" style:family="paragraph" style:parent-style-name="Text_20_body" style:list-style-name="L3">
      <style:paragraph-properties fo:margin-top="0cm" fo:margin-bottom="0.741cm" style:contextual-spacing="false" fo:keep-together="always"/>
    </style:style>
    <style:style style:name="P10" style:family="paragraph" style:parent-style-name="Text_20_body" style:list-style-name="L4">
      <style:paragraph-properties fo:margin-top="0cm" fo:margin-bottom="0.741cm" style:contextual-spacing="false" fo:keep-together="always"/>
    </style:style>
    <style:style style:name="P11" style:family="paragraph" style:parent-style-name="Text_20_body" style:list-style-name="L5">
      <style:paragraph-properties fo:margin-top="0cm" fo:margin-bottom="0.741cm" style:contextual-spacing="false" fo:keep-together="always"/>
    </style:style>
    <style:style style:name="P12" style:family="paragraph" style:parent-style-name="Text_20_body" style:list-style-name="L6">
      <style:paragraph-properties fo:margin-top="0cm" fo:margin-bottom="0.741cm" style:contextual-spacing="false" fo:keep-together="always"/>
    </style:style>
    <style:style style:name="T1" style:family="text">
      <style:text-properties fo:background-color="#f6f8fa" loext:char-shading-value="0" loext:padding-left="0.423cm" loext:padding-right="0cm" loext:padding-top="0cm" loext:padding-bottom="0cm" loext:border-left="3pt solid #4f8cff" loext:border-right="none" loext:border-top="none" loext:border-bottom="none"/>
    </style:style>
    <style:style style:name="T2" style:family="text">
      <style:text-properties fo:font-size="9.75pt"/>
    </style:style>
    <style:style style:name="T3" style:family="text">
      <style:text-properties style:font-size-asian="9.7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飞牛 OS 小白图文保姆安装版</text:p>
      <text:p text:style-name="P4">整理版：步骤说明 + 配图 + 官方下载地址</text:p>
      <text:p text:style-name="P3"><text:span text:style-name="Strong_20_Emphasis"><text:span text:style-name="T1">官方入口</text:span></text:span><text:span text:style-name="T1"><text:line-break/>官网：</text:span><text:span text:style-name="Source_20_Text"><text:span text:style-name="T1">https://www.fnnas.com/</text:span></text:span><text:span text:style-name="T1"><text:line-break/>下载页：</text:span><text:span text:style-name="Source_20_Text"><text:span text:style-name="T1">https://www.fnnas.com/download?key=fnos</text:span></text:span><text:span text:style-name="T1"><text:line-break/>官方安装教程：</text:span><text:span text:style-name="Source_20_Text"><text:span text:style-name="T1">https://help.fnnas.com/articles/v1/start/install-os.md</text:span></text:span><text:span text:style-name="T1"><text:line-break/>ISO 直链：</text:span><text:span text:style-name="Source_20_Text"><text:span text:style-name="T1">https://iso.liveupdate.fnnas.com/x86_64/trim/fnos-1.1.23-1627.iso</text:span></text:span><text:span text:style-name="T1"><text:line-break/>Rufus：</text:span><text:span text:style-name="Source_20_Text"><text:span text:style-name="T1">https://static2.fnnas.com/installer/rufus-4.5.exe</text:span></text:span><text:span text:style-name="T1"> </text:span></text:p>
      <text:h text:style-name="P2" text:outline-level="2">第 0 步：安装前准备</text:h>
      <text:list text:style-name="L1">
        <text:list-item>
          <text:p text:style-name="P6">一台 x86 电脑 / 小主机 / NAS 主机 </text:p>
        </text:list-item>
        <text:list-item>
          <text:p text:style-name="P6">至少 1 块硬盘，推荐用 <text:span text:style-name="Strong_20_Emphasis">SSD 做系统盘</text:span> </text:p>
        </text:list-item>
        <text:list-item>
          <text:p text:style-name="P6">U 盘（8GB 以上） </text:p>
        </text:list-item>
        <text:list-item>
          <text:p text:style-name="P6">显示器、键盘、网线 </text:p>
        </text:list-item>
      </text:list>
      <text:p text:style-name="P7"><text:span text:style-name="Strong_20_Emphasis">注意：</text:span>飞牛官方明确说明，安装时需要接网线；当前不支持只靠无线网卡安装。 </text:p>
      <text:h text:style-name="P2" text:outline-level="2">第 1 步：下载飞牛 OS 镜像</text:h>
      <text:p text:style-name="P7">打开飞牛官方下载页，选择 <text:span text:style-name="Strong_20_Emphasis">fnOS</text:span>。页面上会看到“复制 fnOS 下载链接”“如何安装 fnOS？”等按钮。</text:p>
      <text:p text:style-name="P7">如果你懒得网页里点，直接下载官方 ISO 即可：</text:p>
      <text:p text:style-name="P7"><text:span text:style-name="Source_20_Text">https://iso.liveupdate.fnnas.com/x86_64/trim/fnos-1.1.23-1627.iso</text:span></text:p>
      <text:p text:style-name="P7"><draw:frame draw:style-name="fr1" draw:name="图像1" text:anchor-type="as-char" svg:width="20.241cm" svg:height="26.114cm" draw:z-index="0"><draw:image xlink:href="../download_page.png" xlink:type="simple" xlink:show="embed" xlink:actuate="onLoad" draw:mime-type="image/png"/><svg:title>飞牛官方下载页截图</svg:title></draw:frame><text:s/></text:p>
      <text:p text:style-name="P5"><text:span text:style-name="T3">图 </text:span><text:span text:style-name="T2">1</text:span><text:span text:style-name="T3">：飞牛官方下载页。这里能看到 </text:span><text:span text:style-name="T2">fnOS </text:span><text:span text:style-name="T3">下载入口、</text:span><text:span text:style-name="T2">ARM </text:span><text:span text:style-name="T3">设备列表、安装教程入口。</text:span></text:p>
      <text:h text:style-name="P2" text:outline-level="2">第 2 步：下载 Rufus 并制作启动 U 盘</text:h>
      <text:p text:style-name="P7">飞牛官方文档推荐使用 Rufus 或 Balena Etcher。Windows 用户优先用 Rufus，最省事。</text:p>
      <text:p text:style-name="P7">官方给出的 Rufus 下载地址：</text:p>
      <text:p text:style-name="P7"><text:span text:style-name="Source_20_Text">https://static2.fnnas.com/installer/rufus-4.5.exe</text:span></text:p>
      <text:p text:style-name="P7"><draw:frame draw:style-name="fr1" draw:name="图像2" text:anchor-type="as-char" svg:width="7.911cm" svg:height="52.917cm" draw:z-index="0"><draw:image xlink:href="../rufus_page.jpg" xlink:type="simple" xlink:show="embed" xlink:actuate="onLoad" draw:mime-type="image/jpeg"/><svg:title>Rufus 下载页截图</svg:title></draw:frame><text:s/></text:p>
      <text:p text:style-name="P5"><text:span text:style-name="T3">图 </text:span><text:span text:style-name="T2">2</text:span><text:span text:style-name="T3">：</text:span><text:span text:style-name="T2">Rufus </text:span><text:span text:style-name="T3">官方页面。下载后打开，选择 </text:span><text:span text:style-name="T2">U </text:span><text:span text:style-name="T3">盘、选择 </text:span><text:span text:style-name="T2">fnOS </text:span><text:span text:style-name="T3">的 </text:span><text:span text:style-name="T2">ISO</text:span><text:span text:style-name="T3">，然后点击“开始”。</text:span></text:p>
      <text:list text:style-name="L2">
        <text:list-item>
          <text:p text:style-name="P8">设备：选择你的 U 盘 </text:p>
        </text:list-item>
        <text:list-item>
          <text:p text:style-name="P8">启动类型：选择刚下载的 <text:span text:style-name="Source_20_Text">.iso</text:span> 文件 </text:p>
        </text:list-item>
        <text:list-item>
          <text:p text:style-name="P8">分区类型：优先 GPT；老机器不认再试 MBR </text:p>
        </text:list-item>
        <text:list-item>
          <text:p text:style-name="P8">点击开始，等待状态变成“准备就绪” </text:p>
        </text:list-item>
      </text:list>
      <text:h text:style-name="P2" text:outline-level="2"><text:soft-page-break/>第 3 步：给待安装机器接线</text:h>
      <text:list text:style-name="L3">
        <text:list-item>
          <text:p text:style-name="P9">接好系统盘（推荐 SSD） </text:p>
        </text:list-item>
        <text:list-item>
          <text:p text:style-name="P9">接好网线 </text:p>
        </text:list-item>
        <text:list-item>
          <text:p text:style-name="P9">接好电源、显示器、键盘 </text:p>
        </text:list-item>
        <text:list-item>
          <text:p text:style-name="P9">插上刚做好的启动 U 盘 </text:p>
        </text:list-item>
      </text:list>
      <text:h text:style-name="P2" text:outline-level="2">第 4 步：开机进入启动菜单</text:h>
      <text:p text:style-name="P7">开机时快速按这些键之一：<text:span text:style-name="Source_20_Text">F2</text:span>、<text:span text:style-name="Source_20_Text">F7</text:span>、<text:span text:style-name="Source_20_Text">F8</text:span>、<text:span text:style-name="Source_20_Text">F10</text:span>、<text:span text:style-name="Source_20_Text">F11</text:span>、<text:span text:style-name="Source_20_Text">F12</text:span>、<text:span text:style-name="Source_20_Text">Esc</text:span>、<text:span text:style-name="Source_20_Text">Delete</text:span>。</text:p>
      <text:p text:style-name="P7">进入 Boot Menu 后，选择你的 U 盘启动。</text:p>
      <text:h text:style-name="P2" text:outline-level="2">第 5 步：进入安装器并选择安装方式</text:h>
      <text:p text:style-name="P7">进入安装页面后，优先选择 <text:span text:style-name="Strong_20_Emphasis">Graphical Install</text:span>（图形化安装）。</text:p>
      <text:p text:style-name="P7"><text:span text:style-name="Strong_20_Emphasis">如果报错：</text:span><text:line-break/>1）若提示需要关闭 Secure Boot，就去 BIOS 里把 Secure Boot 关掉；<text:line-break/>2）如果图形化安装失败，重启后改选 <text:span text:style-name="Strong_20_Emphasis">Rescuing Install</text:span>（应急模式安装）。 </text:p>
      <text:h text:style-name="P2" text:outline-level="2">第 6 步：选择系统盘</text:h>
      <text:p text:style-name="P7">只选择那块准备用来装系统的硬盘。通常是容量较小的 SSD（如 128GB / 256GB）。</text:p>
      <text:p text:style-name="P7"><text:span text:style-name="Strong_20_Emphasis">高危提醒：</text:span>被选中的系统盘会被格式化，里面的内容会被清空。别把装数据的硬盘选进去。</text:p>
      <text:h text:style-name="P2" text:outline-level="2">第 7 步：设置系统分区和 Swap</text:h>
      <text:p text:style-name="P7">官方建议系统分区设置为 <text:span text:style-name="Strong_20_Emphasis">64GB</text:span>。Swap 按安装器推荐值即可。</text:p>
      <text:p text:style-name="P7">小白就按默认推荐来，先装成功再说，别上来瞎折腾。</text:p>
      <text:h text:style-name="P2" text:outline-level="2">第 8 步：确认格式化并开始安装</text:h>
      <text:p text:style-name="P7">确认后，系统开始写入 fnOS。中途别断电、别拔盘、别手欠。</text:p>
      <text:h text:style-name="P2" text:outline-level="2">第 9 步：安装完成后设置网络</text:h>
      <text:p text:style-name="P7">安装完成后，系统会自动检测网卡并尝试通过 DHCP 获取 IP。记住这个 IP 地址。</text:p>
      <text:p text:style-name="P7">比如：<text:span text:style-name="Source_20_Text">192.168.1.20</text:span></text:p>
      <text:h text:style-name="P2" text:outline-level="2">第 10 步：拔掉 U 盘并重启</text:h>
      <text:p text:style-name="P7">保存网络设置后，先把启动 U 盘拔掉，再重启系统。不然它容易重新进安装器。</text:p>
      <text:h text:style-name="P2" text:outline-level="2">第 11 步：浏览器访问飞牛 OS</text:h>
      <text:p text:style-name="P7">在另一台电脑浏览器中打开上一步的 IP 地址。首次进入时，你会看到初始化页面。</text:p>
      <text:p text:style-name="P7"><text:soft-page-break/><draw:frame draw:style-name="fr1" draw:name="图像3" text:anchor-type="as-char" svg:width="20.638cm" svg:height="13.044cm" draw:z-index="0"><draw:image xlink:href="../help_page.png" xlink:type="simple" xlink:show="embed" xlink:actuate="onLoad" draw:mime-type="image/png"/><svg:title>飞牛官方安装帮助页截图</svg:title></draw:frame><text:s/></text:p>
      <text:p text:style-name="P5"><text:span text:style-name="T3">图 </text:span><text:span text:style-name="T2">3</text:span><text:span text:style-name="T3">：飞牛官方帮助中心安装文档。里面写明了安装步骤、</text:span><text:span text:style-name="T2">Graphical Install</text:span><text:span text:style-name="T3">、系统分区建议 </text:span><text:span text:style-name="T2">64GB</text:span><text:span text:style-name="T3">、网络设置等。</text:span></text:p>
      <text:p text:style-name="P7">如果裸 IP 打不开，再试：</text:p>
      <text:list text:style-name="L4">
        <text:list-item>
          <text:p text:style-name="P10"><text:span text:style-name="Source_20_Text">http://你的IP:5666</text:span> </text:p>
        </text:list-item>
        <text:list-item>
          <text:p text:style-name="P10"><text:span text:style-name="Source_20_Text">https://你的IP:5667</text:span> </text:p>
        </text:list-item>
      </text:list>
      <text:h text:style-name="P2" text:outline-level="2">第 12 步：完成初始化</text:h>
      <text:list text:style-name="L5">
        <text:list-item>
          <text:p text:style-name="P11">设置设备名称：支持数字、英文、短横线 <text:span text:style-name="Source_20_Text">-</text:span> </text:p>
        </text:list-item>
        <text:list-item>
          <text:p text:style-name="P11">设置管理员账号：第一位管理员是超级管理员，密码一定要强 </text:p>
        </text:list-item>
        <text:list-item>
          <text:p text:style-name="P11">进入系统后尽快创建存储空间 </text:p>
        </text:list-item>
      </text:list>
      <text:h text:style-name="P2" text:outline-level="2">装完后建议立刻做的事</text:h>
      <text:list text:style-name="L6">
        <text:list-item>
          <text:p text:style-name="P12">确认系统盘和数据盘识别正常 </text:p>
        </text:list-item>
        <text:list-item>
          <text:p text:style-name="P12">创建存储空间 </text:p>
        </text:list-item>
        <text:list-item>
          <text:p text:style-name="P12">记录 IP 地址和管理员密码 </text:p>
        </text:list-item>
        <text:list-item>
          <text:p text:style-name="P12">后续再慢慢折腾共享、影视库、Docker、远程访问 </text:p>
        </text:list-item>
      </text:list>
      <text:p text:style-name="P3"><text:span text:style-name="Strong_20_Emphasis"><text:span text:style-name="T1">官方链接汇总</text:span></text:span><text:span text:style-name="T1"><text:line-break/>官网：</text:span><text:span text:style-name="Source_20_Text"><text:span text:style-name="T1">https://www.fnnas.com/</text:span></text:span><text:span text:style-name="T1"><text:line-break/>下载页：</text:span><text:span text:style-name="Source_20_Text"><text:span text:style-name="T1">https://www.fnnas.com/download?key=fnos</text:span></text:span><text:span text:style-name="T1"><text:line-break/>安装帮助：</text:span><text:span text:style-name="Source_20_Text"><text:span text:style-name="T1">https://help.fnnas.com/articles/v1/start/install-os.md</text:span></text:span><text:span text:style-name="T1"><text:line-break/>ISO：</text:span><text:span text:style-name="Source_20_Text"><text:span text:style-name="T1">https://iso.liveupdate.fnnas.com/x86_64/trim/fnos-1.1.23-1627.iso</text:span></text:span><text:span text:style-name="T1"><text:line-break/>Rufus：</text:span><text:span text:style-name="Source_20_Text"><text:span text:style-name="T1">https://static2.fnnas.com/installer/rufus-4.5.exe</text:span>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CJK SC2" svg:font-family="'Noto Sans CJK SC', 'Microsoft YaHei', sans-serif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Noto Sans CJK SC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953cm" fo:margin-right="0.953cm" fo:margin-top="0.953cm" fo:margin-bottom="0.953cm" style:contextual-spacing="false" fo:line-height="165%"/>
      <style:text-properties fo:color="#222222" loext:opacity="100%" style:font-name="Noto Sans CJK SC2" fo:font-family="'Noto Sans CJK SC', 'Microsoft YaHei', sans-serif" style:font-name-asian="Noto Sans CJK SC2" style:font-family-asian="'Noto Sans CJK SC', 'Microsoft YaHei', sans-serif" style:font-name-complex="Noto Sans CJK SC2" style:font-family-complex="'Noto Sans CJK SC', 'Microsoft YaHei', sans-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 fo:text-align="center" style:justify-single-word="false"/>
      <style:text-properties fo:color="#1f3a5f" loext:opacity="100%" style:font-name="Noto Sans" fo:font-family="'Noto San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color="#1f3a5f" loext:opacity="100%"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1f3a5f" loext:opacity="100%"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background-color="#f2f2f2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飞牛 OS 小白图文保姆安装版</dc:title>
    <meta:document-statistic meta:table-count="0" meta:image-count="3" meta:object-count="0" meta:page-count="3" meta:paragraph-count="66" meta:word-count="1157" meta:character-count="2136" meta:non-whitespace-character-count="1966"/>
    <meta:generator>LibreOffice/24.2.7.2$Linux_X86_64 LibreOffice_project/420$Build-2</meta:generator>
    <meta:user-defined meta:name=""/>
  </office:meta>
</office:document-meta>
</file>